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stro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NF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Endo</text:p>
          </table:table-cell>
        </table:table-row>
        <table:table-row table:style-name="ro1">
          <table:table-cell office:value-type="string" calcext:value-type="string">
            <text:p>ERLEC1</text:p>
          </table:table-cell>
          <table:table-cell office:value-type="float" office:value="14.7608335" calcext:value-type="float">
            <text:p>14,7608335</text:p>
          </table:table-cell>
          <table:table-cell office:value-type="float" office:value="8.8662945" calcext:value-type="float">
            <text:p>8,8662945</text:p>
          </table:table-cell>
          <table:table-cell office:value-type="float" office:value="12.21636" calcext:value-type="float">
            <text:p>12,21636</text:p>
          </table:table-cell>
          <table:table-cell office:value-type="float" office:value="9.8397215" calcext:value-type="float">
            <text:p>9,8397215</text:p>
          </table:table-cell>
          <table:table-cell office:value-type="float" office:value="5.93485" calcext:value-type="float">
            <text:p>5,93485</text:p>
          </table:table-cell>
          <table:table-cell office:value-type="float" office:value="5.331815" calcext:value-type="float">
            <text:p>5,331815</text:p>
          </table:table-cell>
          <table:table-cell office:value-type="float" office:value="11.4426045" calcext:value-type="float">
            <text:p>11,4426045</text:p>
          </table:table-cell>
        </table:table-row>
        <table:table-row table:style-name="ro1">
          <table:table-cell office:value-type="string" calcext:value-type="string">
            <text:p>Chac2</text:p>
          </table:table-cell>
          <table:table-cell office:value-type="float" office:value="4.5634595" calcext:value-type="float">
            <text:p>4,5634595</text:p>
          </table:table-cell>
          <table:table-cell office:value-type="float" office:value="6.147242" calcext:value-type="float">
            <text:p>6,147242</text:p>
          </table:table-cell>
          <table:table-cell office:value-type="float" office:value="3.5941895" calcext:value-type="float">
            <text:p>3,5941895</text:p>
          </table:table-cell>
          <table:table-cell office:value-type="float" office:value="4.875694" calcext:value-type="float">
            <text:p>4,875694</text:p>
          </table:table-cell>
          <table:table-cell office:value-type="float" office:value="5.0019595" calcext:value-type="float">
            <text:p>5,0019595</text:p>
          </table:table-cell>
          <table:table-cell office:value-type="float" office:value="0.274831" calcext:value-type="float">
            <text:p>0,274831</text:p>
          </table:table-cell>
          <table:table-cell office:value-type="float" office:value="3.6240455" calcext:value-type="float">
            <text:p>3,6240455</text:p>
          </table:table-cell>
        </table:table-row>
        <table:table-row table:style-name="ro1">
          <table:table-cell office:value-type="string" calcext:value-type="string">
            <text:p>Rasgrf2</text:p>
          </table:table-cell>
          <table:table-cell office:value-type="float" office:value="0.1638955" calcext:value-type="float">
            <text:p>0,1638955</text:p>
          </table:table-cell>
          <table:table-cell office:value-type="float" office:value="2.8992055" calcext:value-type="float">
            <text:p>2,8992055</text:p>
          </table:table-cell>
          <table:table-cell office:value-type="float" office:value="0.8008665" calcext:value-type="float">
            <text:p>0,8008665</text:p>
          </table:table-cell>
          <table:table-cell office:value-type="float" office:value="0.8397575" calcext:value-type="float">
            <text:p>0,8397575</text:p>
          </table:table-cell>
          <table:table-cell office:value-type="float" office:value="0.562383" calcext:value-type="float">
            <text:p>0,562383</text:p>
          </table:table-cell>
          <table:table-cell office:value-type="float" office:value="0.4941" calcext:value-type="float">
            <text:p>0,4941</text:p>
          </table:table-cell>
          <table:table-cell office:value-type="float" office:value="0.102226" calcext:value-type="float">
            <text:p>0,102226</text:p>
          </table:table-cell>
        </table:table-row>
        <table:table-row table:style-name="ro1">
          <table:table-cell office:value-type="string" calcext:value-type="string">
            <text:p>Trmt2b</text:p>
          </table:table-cell>
          <table:table-cell office:value-type="float" office:value="3.080489" calcext:value-type="float">
            <text:p>3,080489</text:p>
          </table:table-cell>
          <table:table-cell office:value-type="float" office:value="0.6065395" calcext:value-type="float">
            <text:p>0,6065395</text:p>
          </table:table-cell>
          <table:table-cell office:value-type="float" office:value="5.8340245" calcext:value-type="float">
            <text:p>5,8340245</text:p>
          </table:table-cell>
          <table:table-cell office:value-type="float" office:value="4.872142" calcext:value-type="float">
            <text:p>4,872142</text:p>
          </table:table-cell>
          <table:table-cell office:value-type="float" office:value="4.0526805" calcext:value-type="float">
            <text:p>4,0526805</text:p>
          </table:table-cell>
          <table:table-cell office:value-type="float" office:value="3.5803105" calcext:value-type="float">
            <text:p>3,5803105</text:p>
          </table:table-cell>
          <table:table-cell office:value-type="float" office:value="2.9916365" calcext:value-type="float">
            <text:p>2,9916365</text:p>
          </table:table-cell>
        </table:table-row>
        <table:table-row table:style-name="ro1">
          <table:table-cell office:value-type="string" calcext:value-type="string">
            <text:p>Tmem35</text:p>
          </table:table-cell>
          <table:table-cell office:value-type="float" office:value="2.567418" calcext:value-type="float">
            <text:p>2,567418</text:p>
          </table:table-cell>
          <table:table-cell office:value-type="float" office:value="25.995779" calcext:value-type="float">
            <text:p>25,995779</text:p>
          </table:table-cell>
          <table:table-cell office:value-type="float" office:value="35.0189845" calcext:value-type="float">
            <text:p>35,0189845</text:p>
          </table:table-cell>
          <table:table-cell office:value-type="float" office:value="10.5225055" calcext:value-type="float">
            <text:p>10,5225055</text:p>
          </table:table-cell>
          <table:table-cell office:value-type="float" office:value="0.7522135" calcext:value-type="float">
            <text:p>0,7522135</text:p>
          </table:table-cell>
          <table:table-cell office:value-type="float" office:value="0.6535725" calcext:value-type="float">
            <text:p>0,6535725</text:p>
          </table:table-cell>
          <table:table-cell office:value-type="float" office:value="0.4051245" calcext:value-type="float">
            <text:p>0,4051245</text:p>
          </table:table-cell>
        </table:table-row>
        <table:table-row table:style-name="ro1">
          <table:table-cell office:value-type="string" calcext:value-type="string">
            <text:p>Cdk19</text:p>
          </table:table-cell>
          <table:table-cell office:value-type="float" office:value="7.595568" calcext:value-type="float">
            <text:p>7,595568</text:p>
          </table:table-cell>
          <table:table-cell office:value-type="float" office:value="7.068901" calcext:value-type="float">
            <text:p>7,068901</text:p>
          </table:table-cell>
          <table:table-cell office:value-type="float" office:value="7.2341235" calcext:value-type="float">
            <text:p>7,2341235</text:p>
          </table:table-cell>
          <table:table-cell office:value-type="float" office:value="21.848943" calcext:value-type="float">
            <text:p>21,848943</text:p>
          </table:table-cell>
          <table:table-cell office:value-type="float" office:value="15.4584075" calcext:value-type="float">
            <text:p>15,4584075</text:p>
          </table:table-cell>
          <table:table-cell office:value-type="float" office:value="9.5770435" calcext:value-type="float">
            <text:p>9,5770435</text:p>
          </table:table-cell>
          <table:table-cell office:value-type="float" office:value="12.5283795" calcext:value-type="float">
            <text:p>12,5283795</text:p>
          </table:table-cell>
        </table:table-row>
        <table:table-row table:style-name="ro1">
          <table:table-cell office:value-type="string" calcext:value-type="string">
            <text:p>Itch</text:p>
          </table:table-cell>
          <table:table-cell office:value-type="float" office:value="13.3595035" calcext:value-type="float">
            <text:p>13,3595035</text:p>
          </table:table-cell>
          <table:table-cell office:value-type="float" office:value="5.8298065" calcext:value-type="float">
            <text:p>5,8298065</text:p>
          </table:table-cell>
          <table:table-cell office:value-type="float" office:value="15.186856" calcext:value-type="float">
            <text:p>15,186856</text:p>
          </table:table-cell>
          <table:table-cell office:value-type="float" office:value="17.3294175" calcext:value-type="float">
            <text:p>17,3294175</text:p>
          </table:table-cell>
          <table:table-cell office:value-type="float" office:value="11.515921" calcext:value-type="float">
            <text:p>11,515921</text:p>
          </table:table-cell>
          <table:table-cell office:value-type="float" office:value="6.5230715" calcext:value-type="float">
            <text:p>6,5230715</text:p>
          </table:table-cell>
          <table:table-cell office:value-type="float" office:value="19.88264" calcext:value-type="float">
            <text:p>19,88264</text:p>
          </table:table-cell>
        </table:table-row>
        <table:table-row table:style-name="ro1">
          <table:table-cell office:value-type="string" calcext:value-type="string">
            <text:p>Sox21</text:p>
          </table:table-cell>
          <table:table-cell office:value-type="float" office:value="26.087055" calcext:value-type="float">
            <text:p>26,087055</text:p>
          </table:table-cell>
          <table:table-cell office:value-type="float" office:value="3.1749875" calcext:value-type="float">
            <text:p>3,1749875</text:p>
          </table:table-cell>
          <table:table-cell office:value-type="float" office:value="21.7710935" calcext:value-type="float">
            <text:p>21,7710935</text:p>
          </table:table-cell>
          <table:table-cell office:value-type="float" office:value="10.9432415" calcext:value-type="float">
            <text:p>10,9432415</text:p>
          </table:table-cell>
          <table:table-cell office:value-type="float" office:value="0.817518" calcext:value-type="float">
            <text:p>0,817518</text:p>
          </table:table-cell>
          <table:table-cell office:value-type="float" office:value="0.19206" calcext:value-type="float">
            <text:p>0,19206</text:p>
          </table:table-cell>
          <table:table-cell office:value-type="float" office:value="0.209512" calcext:value-type="float">
            <text:p>0,209512</text:p>
          </table:table-cell>
        </table:table-row>
        <table:table-row table:style-name="ro1">
          <table:table-cell office:value-type="string" calcext:value-type="string">
            <text:p>Cenpi</text:p>
          </table:table-cell>
          <table:table-cell office:value-type="float" office:value="1.8948075" calcext:value-type="float">
            <text:p>1,8948075</text:p>
          </table:table-cell>
          <table:table-cell office:value-type="float" office:value="0.387941" calcext:value-type="float">
            <text:p>0,387941</text:p>
          </table:table-cell>
          <table:table-cell office:value-type="float" office:value="2.974059" calcext:value-type="float">
            <text:p>2,974059</text:p>
          </table:table-cell>
          <table:table-cell office:value-type="float" office:value="0.85684" calcext:value-type="float">
            <text:p>0,85684</text:p>
          </table:table-cell>
          <table:table-cell office:value-type="float" office:value="0.1503035" calcext:value-type="float">
            <text:p>0,1503035</text:p>
          </table:table-cell>
          <table:table-cell office:value-type="float" office:value="0.183457" calcext:value-type="float">
            <text:p>0,183457</text:p>
          </table:table-cell>
          <table:table-cell office:value-type="float" office:value="1.413268" calcext:value-type="float">
            <text:p>1,413268</text:p>
          </table:table-cell>
        </table:table-row>
        <table:table-row table:style-name="ro1">
          <table:table-cell office:value-type="string" calcext:value-type="string">
            <text:p>Zcchc9</text:p>
          </table:table-cell>
          <table:table-cell office:value-type="float" office:value="9.9001845" calcext:value-type="float">
            <text:p>9,9001845</text:p>
          </table:table-cell>
          <table:table-cell office:value-type="float" office:value="4.6696965" calcext:value-type="float">
            <text:p>4,6696965</text:p>
          </table:table-cell>
          <table:table-cell office:value-type="float" office:value="7.0064965" calcext:value-type="float">
            <text:p>7,0064965</text:p>
          </table:table-cell>
          <table:table-cell office:value-type="float" office:value="4.5578815" calcext:value-type="float">
            <text:p>4,5578815</text:p>
          </table:table-cell>
          <table:table-cell office:value-type="float" office:value="1.7189355" calcext:value-type="float">
            <text:p>1,7189355</text:p>
          </table:table-cell>
          <table:table-cell office:value-type="float" office:value="3.132486" calcext:value-type="float">
            <text:p>3,132486</text:p>
          </table:table-cell>
          <table:table-cell office:value-type="float" office:value="5.9536635" calcext:value-type="float">
            <text:p>5,9536635</text:p>
          </table:table-cell>
        </table:table-row>
        <table:table-row table:style-name="ro1">
          <table:table-cell office:value-type="string" calcext:value-type="string">
            <text:p>Gpr75</text:p>
          </table:table-cell>
          <table:table-cell office:value-type="float" office:value="0.539777" calcext:value-type="float">
            <text:p>0,539777</text:p>
          </table:table-cell>
          <table:table-cell office:value-type="float" office:value="1.8882475" calcext:value-type="float">
            <text:p>1,8882475</text:p>
          </table:table-cell>
          <table:table-cell office:value-type="float" office:value="3.5804755" calcext:value-type="float">
            <text:p>3,5804755</text:p>
          </table:table-cell>
          <table:table-cell office:value-type="float" office:value="1.2981425" calcext:value-type="float">
            <text:p>1,2981425</text:p>
          </table:table-cell>
          <table:table-cell office:value-type="float" office:value="0.399129" calcext:value-type="float">
            <text:p>0,399129</text:p>
          </table:table-cell>
          <table:table-cell office:value-type="float" office:value="0.1" calcext:value-type="float">
            <text:p>0,1</text:p>
          </table:table-cell>
          <table:table-cell office:value-type="float" office:value="0.1435425" calcext:value-type="float">
            <text:p>0,1435425</text:p>
          </table:table-cell>
        </table:table-row>
        <table:table-row table:style-name="ro1">
          <table:table-cell office:value-type="string" calcext:value-type="string">
            <text:p>Asb3</text:p>
          </table:table-cell>
          <table:table-cell office:value-type="float" office:value="4.973672" calcext:value-type="float">
            <text:p>4,973672</text:p>
          </table:table-cell>
          <table:table-cell office:value-type="float" office:value="3.4862105" calcext:value-type="float">
            <text:p>3,4862105</text:p>
          </table:table-cell>
          <table:table-cell office:value-type="float" office:value="5.612157" calcext:value-type="float">
            <text:p>5,612157</text:p>
          </table:table-cell>
          <table:table-cell office:value-type="float" office:value="3.7703745" calcext:value-type="float">
            <text:p>3,7703745</text:p>
          </table:table-cell>
          <table:table-cell office:value-type="float" office:value="2.8316735" calcext:value-type="float">
            <text:p>2,8316735</text:p>
          </table:table-cell>
          <table:table-cell office:value-type="float" office:value="2.767364" calcext:value-type="float">
            <text:p>2,767364</text:p>
          </table:table-cell>
          <table:table-cell office:value-type="float" office:value="4.22421" calcext:value-type="float">
            <text:p>4,22421</text:p>
          </table:table-cell>
        </table:table-row>
        <table:table-row table:style-name="ro1">
          <table:table-cell office:value-type="string" calcext:value-type="string">
            <text:p>Psme4</text:p>
          </table:table-cell>
          <table:table-cell office:value-type="float" office:value="19.237015" calcext:value-type="float">
            <text:p>19,237015</text:p>
          </table:table-cell>
          <table:table-cell office:value-type="float" office:value="8.8902585" calcext:value-type="float">
            <text:p>8,8902585</text:p>
          </table:table-cell>
          <table:table-cell office:value-type="float" office:value="8.981504" calcext:value-type="float">
            <text:p>8,981504</text:p>
          </table:table-cell>
          <table:table-cell office:value-type="float" office:value="11.941841" calcext:value-type="float">
            <text:p>11,941841</text:p>
          </table:table-cell>
          <table:table-cell office:value-type="float" office:value="3.372556" calcext:value-type="float">
            <text:p>3,372556</text:p>
          </table:table-cell>
          <table:table-cell office:value-type="float" office:value="3.082279" calcext:value-type="float">
            <text:p>3,082279</text:p>
          </table:table-cell>
          <table:table-cell office:value-type="float" office:value="10.707264" calcext:value-type="float">
            <text:p>10,707264</text:p>
          </table:table-cell>
        </table:table-row>
        <table:table-row table:style-name="ro1">
          <table:table-cell office:value-type="string" calcext:value-type="string">
            <text:p>Ahcy</text:p>
          </table:table-cell>
          <table:table-cell office:value-type="float" office:value="1.4314725" calcext:value-type="float">
            <text:p>1,4314725</text:p>
          </table:table-cell>
          <table:table-cell office:value-type="float" office:value="2.043021" calcext:value-type="float">
            <text:p>2,043021</text:p>
          </table:table-cell>
          <table:table-cell office:value-type="float" office:value="3.767967" calcext:value-type="float">
            <text:p>3,767967</text:p>
          </table:table-cell>
          <table:table-cell office:value-type="float" office:value="2.5655345" calcext:value-type="float">
            <text:p>2,5655345</text:p>
          </table:table-cell>
          <table:table-cell office:value-type="float" office:value="3.3257565" calcext:value-type="float">
            <text:p>3,3257565</text:p>
          </table:table-cell>
          <table:table-cell office:value-type="float" office:value="1.7446785" calcext:value-type="float">
            <text:p>1,7446785</text:p>
          </table:table-cell>
          <table:table-cell office:value-type="float" office:value="3.111766" calcext:value-type="float">
            <text:p>3,111766</text:p>
          </table:table-cell>
        </table:table-row>
        <table:table-row table:style-name="ro1">
          <table:table-cell office:value-type="string" calcext:value-type="string">
            <text:p>Eif2s2</text:p>
          </table:table-cell>
          <table:table-cell office:value-type="float" office:value="11.2387605" calcext:value-type="float">
            <text:p>11,2387605</text:p>
          </table:table-cell>
          <table:table-cell office:value-type="float" office:value="14.3572375" calcext:value-type="float">
            <text:p>14,3572375</text:p>
          </table:table-cell>
          <table:table-cell office:value-type="float" office:value="12.414651" calcext:value-type="float">
            <text:p>12,414651</text:p>
          </table:table-cell>
          <table:table-cell office:value-type="float" office:value="11.9758355" calcext:value-type="float">
            <text:p>11,9758355</text:p>
          </table:table-cell>
          <table:table-cell office:value-type="float" office:value="6.105219" calcext:value-type="float">
            <text:p>6,105219</text:p>
          </table:table-cell>
          <table:table-cell office:value-type="float" office:value="6.003664" calcext:value-type="float">
            <text:p>6,003664</text:p>
          </table:table-cell>
          <table:table-cell office:value-type="float" office:value="27.294128" calcext:value-type="float">
            <text:p>27,294128</text:p>
          </table:table-cell>
        </table:table-row>
        <table:table-row table:style-name="ro1">
          <table:table-cell office:value-type="string" calcext:value-type="string">
            <text:p>Cntn4</text:p>
          </table:table-cell>
          <table:table-cell office:value-type="float" office:value="0.1" calcext:value-type="float">
            <text:p>0,1</text:p>
          </table:table-cell>
          <table:table-cell office:value-type="float" office:value="1.6080935" calcext:value-type="float">
            <text:p>1,6080935</text:p>
          </table:table-cell>
          <table:table-cell office:value-type="float" office:value="10.47904" calcext:value-type="float">
            <text:p>10,47904</text:p>
          </table:table-cell>
          <table:table-cell office:value-type="float" office:value="2.2801825" calcext:value-type="float">
            <text:p>2,2801825</text:p>
          </table:table-cell>
          <table:table-cell office:value-type="float" office:value="0.226707" calcext:value-type="float">
            <text:p>0,226707</text:p>
          </table:table-cell>
          <table:table-cell table:number-columns-repeated="2"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4:52:46.892799522</meta:creation-date>
    <dc:date>2017-11-30T14:59:37.315113118</dc:date>
    <meta:editing-duration>PT1M47S</meta:editing-duration>
    <meta:editing-cycles>2</meta:editing-cycles>
    <meta:generator>LibreOffice/5.3.7.2$Linux_X86_64 LibreOffice_project/30m0$Build-2</meta:generator>
    <meta:document-statistic meta:table-count="1" meta:cell-count="135" meta:object-count="0"/>
  </office:meta>
</office:document-meta>
</file>